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6" style:family="paragraph" style:parent-style-name="Title" style:master-page-name="Standard">
      <style:paragraph-properties style:page-number="auto"/>
    </style:style>
    <style:style style:name="P7" style:family="paragraph" style:parent-style-name="Text_20_body" style:list-style-name="WW8Num7"/>
    <style:style style:name="P8" style:family="paragraph" style:parent-style-name="Text_20_body" style:list-style-name="WW8Num2"/>
    <style:style style:name="P9" style:family="paragraph" style:parent-style-name="Text_20_body" style:list-style-name="WW8Num6"/>
    <style:style style:name="P10" style:family="paragraph" style:parent-style-name="Text_20_body" style:list-style-name="WW8Num5"/>
    <style:style style:name="P11" style:family="paragraph" style:parent-style-name="Text_20_body" style:list-style-name="L2"/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hopping Share List<text:line-break/>Caso de Uso: Exportar para Facebook</text:h>
      <text:h text:style-name="Heading_20_1" text:outline-level="1">Descrição</text:h>
      <text:p text:style-name="Text_20_body">Como um Usuário, eu gostaria de criar um post no Facebook informando de uma lista a qual participo</text:p>
      <text:h text:style-name="Heading_20_1" text:outline-level="1">Descrição dos Atores</text:h>
      <text:h text:style-name="Heading_20_2" text:outline-level="2">Usuário</text:h>
      <text:h text:style-name="Heading_20_2" text:outline-level="2">Facebook</text:h>
      <text:h text:style-name="Heading_20_1" text:outline-level="1">Pré-Condições</text:h>
      <text:p text:style-name="Text_20_body">Usuário deve estar na página de uma lista;</text:p>
      <text:p text:style-name="Text_20_body">Usuário deve participar desta lista.</text:p>
      <text:h text:style-name="Heading_20_1" text:outline-level="1">Fluxo Básico de Eventos</text:h>
      <text:list xml:id="list1342221903976898327" text:style-name="WW8Num7">
        <text:list-item>
          <text:p text:style-name="P7">O caso de uso começa quando o ator Usuário clica no ícone do Facebook na página da Lista...</text:p>
        </text:list-item>
        <text:list-item>
          <text:p text:style-name="P7">O Usuário é direcionado para a página de compartilhamento do Facebook</text:p>
        </text:list-item>
        <text:list-item>
          <text:p text:style-name="P7">O Usuário faz login no Facebook</text:p>
        </text:list-item>
        <text:list-item>
          <text:p text:style-name="P7">O Usuário compartilha a Lista</text:p>
        </text:list-item>
        <text:list-item>
          <text:p text:style-name="P7">O Usuário é redirecionado à página da Lista e uma mensagem informando que o compartilhamento aconteceu é mostrada</text:p>
        </text:list-item>
        <text:list-item>
          <text:p text:style-name="P7">O caso de uso acaba</text:p>
        </text:list-item>
      </text:list>
      <text:h text:style-name="Heading_20_1" text:outline-level="1">Fluxos Alternativos</text:h>
      <text:h text:style-name="Heading_20_2" text:outline-level="2">O Usuário cancela o login no Facebook</text:h>
      <text:p text:style-name="Text_20_body">Se no passo 3 do fluxo básico o Usuário clica no botão de cancelar login, então </text:p>
      <text:list xml:id="list8075478712261514157" text:style-name="WW8Num2">
        <text:list-item>
          <text:p text:style-name="P8">Usuário é redirecionado à página da Lista</text:p>
        </text:list-item>
        <text:list-item>
          <text:p text:style-name="P8">O caso de uso continua no passo 6</text:p>
        </text:list-item>
      </text:list>
      <text:h text:style-name="Heading_20_2" text:outline-level="2">O Usuário cancela o compartilhamento da Lista</text:h>
      <text:p text:style-name="Text_20_body">Se no passo 4 do fluxo básico o Usuário clica no botão de cancelar compartilhamento, então</text:p>
      <text:list xml:id="list7947710644412909521" text:style-name="L2">
        <text:list-item>
          <text:p text:style-name="P11">Usuário é redirecionado à página da Lista</text:p>
        </text:list-item>
        <text:list-item>
          <text:p text:style-name="P11">O caso de uso continua no passo 6</text:p>
        </text:list-item>
      </text:list>
      <text:h text:style-name="Heading_20_1" text:outline-level="1">Requisitos Especiais</text:h>
      <text:p text:style-name="Text_20_body">Deve ser possível realizar uma conexão com o Facebook através de sua API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name-complex="Arial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itle" style:family="paragraph" style:parent-style-name="Standard" style:next-style-name="Subtitle" style:default-outline-level="1" style:list-style-name="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0854in" fo:margin-left="-0.0799in" table:align="left" style:writing-mode="lr-tb"/>
    </style:style>
    <style:style style:name="Table2.A" style:family="table-column">
      <style:table-column-properties style:column-width="4.4299in"/>
    </style:style>
    <style:style style:name="Table2.B" style:family="table-column">
      <style:table-column-properties style:column-width="1.6556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" style:family="table">
      <style:table-properties style:width="6.075in" fo:margin-left="-0.075in" table:align="left" style:writing-mode="lr-tb"/>
    </style:style>
    <style:style style:name="Table1.A" style:family="table-column">
      <style:table-column-properties style:column-width="2.1958in"/>
    </style:style>
    <style:style style:name="Table1.C" style:family="table-column">
      <style:table-column-properties style:column-width="1.683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0pt" style:font-size-asian="10pt"/>
    </style:style>
    <style:style style:name="MP2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Shopping Share List</text:p>
            </table:table-cell>
            <table:table-cell table:style-name="Table2.B1" office:value-type="string">
              <text:p text:style-name="MP2"/>
            </table:table-cell>
          </table:table-row>
          <table:table-row table:style-name="Table2.1">
            <table:table-cell table:style-name="Table2.A1" office:value-type="string">
              <text:p text:style-name="Standard"><text:span text:style-name="MT1">Especificação de Caso de Uso: Exportar para Facebook </text:span></text:p>
            </table:table-cell>
            <table:table-cell table:style-name="Table2.B1" office:value-type="string">
              <text:p text:style-name="MP1"><text:s text:c="2"/>Data: <text:s/>&lt;04/10/2015&gt;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><text:span text:style-name="MT1">Page </text:span><text:span text:style-name="Page_20_Number"><text:span text:style-name="MT1"><text:page-number text:select-page="current">1</text:page-number></text:span></text:span><text:span text:style-name="Page_20_Number"><text:span text:style-name="MT1"> of </text:span></text:span><text:span text:style-name="Page_20_Number"><text:span text:style-name="MT2"><text:page-count style:num-format="1">1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&lt;use-case name&gt;</dc:title>
    <dc:subject>&lt;project&gt;</dc:subject>
    <meta:initial-creator>João  Farias</meta:initial-creator>
    <meta:creation-date>2015-10-04T09:35:54.90</meta:creation-date>
    <dc:creator>João  Farias</dc:creator>
    <dc:date>2015-10-04T11:03:17.35</dc:date>
    <meta:editing-cycles>5</meta:editing-cycles>
    <meta:editing-duration>P2171DT10H57S</meta:editing-duration>
    <meta:generator>OpenOffice/4.1.1$Win32 OpenOffice.org_project/411m6$Build-9775</meta:generator>
    <meta:document-statistic meta:table-count="2" meta:image-count="0" meta:object-count="0" meta:page-count="1" meta:paragraph-count="31" meta:word-count="244" meta:character-count="1316"/>
  </office:meta>
</office:document-meta>
</file>